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4cec1" officeooo:paragraph-rsid="0004cec1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04cec1" officeooo:paragraph-rsid="0004cec1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4cec1" officeooo:paragraph-rsid="0004cec1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.7cm" fo:margin-bottom="0cm" style:contextual-spacing="false" fo:text-align="start" style:justify-single-word="false"/>
      <style:text-properties fo:font-size="14pt" style:text-underline-style="none" fo:font-weight="normal" officeooo:rsid="0006b700" officeooo:paragraph-rsid="0006b700" style:font-size-asian="12.25pt" style:font-weight-asian="normal" style:font-size-complex="14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7cm" style:contextual-spacing="false" fo:line-height="100%" fo:text-align="start" style:justify-single-word="false"/>
      <style:text-properties fo:font-size="14pt" fo:font-weight="normal" officeooo:rsid="0006b700" officeooo:paragraph-rsid="0006b700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.7cm" fo:margin-bottom="0cm" style:contextual-spacing="false" fo:text-align="start" style:justify-single-word="false"/>
      <style:text-properties fo:font-size="14pt" fo:font-weight="normal" officeooo:rsid="0006b700" officeooo:paragraph-rsid="0006b70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4cec1" officeooo:paragraph-rsid="0004cec1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loext:graphic-properties draw:fill-gradient-name="gradient" draw:fill-hatch-name="hatch"/>
      <style:paragraph-properties fo:margin-top="0cm" fo:margin-bottom="0.4cm" style:contextual-spacing="false" fo:text-align="start" style:justify-single-word="false"/>
      <style:text-properties fo:color="#77bc65" loext:opacity="100%" fo:font-size="14pt" fo:font-weight="normal" officeooo:rsid="00065b0e" officeooo:paragraph-rsid="00065b0e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color="#77bc65" loext:opacity="100%" fo:font-size="14pt" fo:font-weight="normal" officeooo:rsid="0006b700" officeooo:paragraph-rsid="0006b700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/>
      <style:text-properties fo:color="#77bc65" loext:opacity="100%" fo:font-size="14pt" fo:font-weight="normal" officeooo:rsid="0006b700" officeooo:paragraph-rsid="0006b700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color="#77bc65" loext:opacity="100%" fo:font-size="14pt" fo:font-weight="normal" officeooo:rsid="001ba809" officeooo:paragraph-rsid="001ba809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color="#77bc65" loext:opacity="100%" fo:font-size="14pt" fo:font-weight="normal" officeooo:rsid="0009c14d" officeooo:paragraph-rsid="0009c14d" style:font-size-asian="12.25pt" style:font-weight-asian="normal" style:font-size-complex="14pt" style:font-weight-complex="normal"/>
    </style:style>
    <style:style style:name="P13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color="#77bc65" loext:opacity="100%" fo:font-size="14pt" fo:font-weight="normal" officeooo:rsid="00116c25" officeooo:paragraph-rsid="00116c25" style:font-size-asian="12.25pt" style:font-weight-asian="normal" style:font-size-complex="14pt" style:font-weight-complex="normal"/>
    </style:style>
    <style:style style:name="P14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color="#77bc65" loext:opacity="100%" fo:font-size="14pt" fo:font-weight="normal" officeooo:rsid="0013055c" officeooo:paragraph-rsid="0013055c" style:font-size-asian="12.25pt" style:font-weight-asian="normal" style:font-size-complex="14pt" style:font-weight-complex="normal"/>
    </style:style>
    <style:style style:name="P15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color="#77bc65" loext:opacity="100%" fo:font-size="14pt" fo:font-weight="normal" officeooo:rsid="0015d872" officeooo:paragraph-rsid="0015d872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color="#77bc65" loext:opacity="100%" fo:font-size="14pt" fo:font-weight="normal" officeooo:rsid="00173bc1" officeooo:paragraph-rsid="00173bc1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style:use-window-font-color="true" loext:opacity="0%" fo:font-size="14pt" fo:font-weight="normal" officeooo:rsid="003aff6d" officeooo:paragraph-rsid="003aff6d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 fo:break-before="page"/>
      <style:text-properties fo:font-size="14pt" fo:font-weight="normal" officeooo:rsid="00192800" officeooo:paragraph-rsid="00192800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font-size="14pt" fo:font-weight="normal" officeooo:rsid="0019d8ae" officeooo:paragraph-rsid="00290b10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font-size="14pt" fo:font-weight="normal" officeooo:rsid="002818cd" officeooo:paragraph-rsid="002818cd" style:font-size-asian="12.25pt" style:font-weight-asian="normal" style:font-size-complex="14pt" style:font-weight-complex="normal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font-size="14pt" fo:font-weight="normal" officeooo:rsid="002a82d5" officeooo:paragraph-rsid="002a82d5" style:font-size-asian="12.25pt" style:font-weight-asian="normal" style:font-size-complex="14pt" style:font-weight-complex="normal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font-size="14pt" fo:font-weight="normal" officeooo:rsid="0030053b" officeooo:paragraph-rsid="0030053b" style:font-size-asian="12.25pt" style:font-weight-asian="normal" style:font-size-complex="14pt" style:font-weight-complex="normal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font-size="14pt" fo:font-weight="normal" officeooo:rsid="00318e4c" officeooo:paragraph-rsid="00318e4c" style:font-size-asian="12.25pt" style:font-weight-asian="normal" style:font-size-complex="14pt" style:font-weight-complex="normal"/>
    </style:style>
    <style:style style:name="P24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font-size="14pt" fo:font-weight="normal" officeooo:rsid="0031f84f" officeooo:paragraph-rsid="0031f84f" style:font-size-asian="12.25pt" style:font-weight-asian="normal" style:font-size-complex="14pt" style:font-weight-complex="normal"/>
    </style:style>
    <style:style style:name="P25" style:family="paragraph" style:parent-style-name="Standard" style:list-style-name="L1">
      <loext:graphic-properties draw:fill-gradient-name="gradient" draw:fill-hatch-name="hatch"/>
      <style:paragraph-properties fo:margin-top="0.4cm" fo:margin-bottom="0cm" style:contextual-spacing="false" fo:text-align="start" style:justify-single-word="false"/>
      <style:text-properties fo:color="#ffde59" loext:opacity="100%" fo:font-size="14pt" fo:font-weight="normal" officeooo:rsid="00218752" officeooo:paragraph-rsid="00218752" style:font-size-asian="12.25pt" style:font-weight-asian="normal" style:font-size-complex="14pt" style:font-weight-complex="normal"/>
    </style:style>
    <style:style style:name="T1" style:family="text">
      <style:text-properties officeooo:rsid="0006b700"/>
    </style:style>
    <style:style style:name="T2" style:family="text">
      <style:text-properties officeooo:rsid="000801bd"/>
    </style:style>
    <style:style style:name="T3" style:family="text">
      <style:text-properties style:text-underline-style="solid" style:text-underline-width="auto" style:text-underline-color="font-color" officeooo:rsid="000b9f39"/>
    </style:style>
    <style:style style:name="T4" style:family="text">
      <style:text-properties style:text-underline-style="solid" style:text-underline-width="auto" style:text-underline-color="font-color" officeooo:rsid="000d9a91"/>
    </style:style>
    <style:style style:name="T5" style:family="text">
      <style:text-properties officeooo:rsid="000f45e0"/>
    </style:style>
    <style:style style:name="T6" style:family="text">
      <style:text-properties officeooo:rsid="001031c8"/>
    </style:style>
    <style:style style:name="T7" style:family="text">
      <style:text-properties officeooo:rsid="0013055c"/>
    </style:style>
    <style:style style:name="T8" style:family="text">
      <style:text-properties officeooo:rsid="00132ba1"/>
    </style:style>
    <style:style style:name="T9" style:family="text">
      <style:text-properties officeooo:rsid="00169812"/>
    </style:style>
    <style:style style:name="T10" style:family="text">
      <style:text-properties officeooo:rsid="00192800"/>
    </style:style>
    <style:style style:name="T11" style:family="text">
      <style:text-properties officeooo:rsid="0019b230"/>
    </style:style>
    <style:style style:name="T12" style:family="text">
      <style:text-properties officeooo:rsid="00200d27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fo:background-color="transparent" loext:char-shading-value="0"/>
    </style:style>
    <style:style style:name="T15" style:family="text">
      <style:text-properties fo:color="#00a933" loext:opacity="100%" officeooo:rsid="0019b230" fo:background-color="transparent" loext:char-shading-value="0"/>
    </style:style>
    <style:style style:name="T16" style:family="text">
      <style:text-properties fo:color="#00a933" loext:opacity="100%" officeooo:rsid="00231aba" fo:background-color="transparent" loext:char-shading-value="0"/>
    </style:style>
    <style:style style:name="T17" style:family="text">
      <style:text-properties fo:color="#00a933" loext:opacity="100%" officeooo:rsid="0019b230"/>
    </style:style>
    <style:style style:name="T18" style:family="text">
      <style:text-properties fo:color="#00a933" loext:opacity="100%" officeooo:rsid="0019b230"/>
    </style:style>
    <style:style style:name="T19" style:family="text">
      <style:text-properties fo:color="#00a933" loext:opacity="100%"/>
    </style:style>
    <style:style style:name="T20" style:family="text">
      <style:text-properties officeooo:rsid="00363592"/>
    </style:style>
    <style:style style:name="T21" style:family="text">
      <style:text-properties officeooo:rsid="0037e46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›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kacja kalendarz</text:p>
      <text:p text:style-name="P2"/>
      <text:p text:style-name="P3">Etap I – Stworzenie backendu i wyświetlanie w aplikacji konsolowej</text:p>
      <text:p text:style-name="P3"/>
      <text:p text:style-name="P5"><text:tab/>Stworzenie aplikacji, która wyświetla kalendarz w konsoli z użyciem formatowania tekstu w aplikacji konsolowej. Aplikacja ma wyświetlać cały miesiąc, z możliwością przewijania miesięcy wstecz i do przodu. <text:span text:style-name="T2">Ma być podzielona na konkretne dni tygodnia (pn-nd) i pierwszy dzień ma się wyświetlać pod odpowiednim dniem tygodnia.</text:span></text:p>
      <text:p text:style-name="P6"><text:tab/><text:span text:style-name="T2">Z ekranu aplikacji (konsoli) ma być możliwość używania skrótów klawiszowych, które posiadają różne funkcje (przewijanie, otwieranie konkretnego dnia, dodawanie nowych notatek/przypominajek itp.). </text:span><text:span text:style-name="T3">Do obsługi tego potrzebna będzie </text:span><text:span text:style-name="T4">dedykowana </text:span><text:span text:style-name="T3">klasa w bibliotece.</text:span></text:p>
      <text:p text:style-name="P4"><text:tab/><text:span text:style-name="T5">Dodawanie nowych przypominajek – wstępnie przez podanie danych jako ciąg znaków, później bardziej zautomatyzowane (w miarę możliwości przy wyczyszczeniu okna konsoli, później wprowadzeniu danych i ponownym „narysowaniu” kalendarza)</text:span></text:p>
      <text:p text:style-name="P4"><text:tab/><text:span text:style-name="T5">Przypominajki powinny pojawiać się w odpowiedniej komórce przypisanej do konkretnego dnia, albo liczbowo (jako liczba zdarzeń w konkretnym dniu), albo jako krótki opis zdarzenia </text:span><text:span text:style-name="T6">(skrócona nazwa czy coś)</text:span></text:p>
      <text:p text:style-name="P7"/>
      <text:list xml:id="list3755075814" text:style-name="L1">
        <text:list-item>
          <text:p text:style-name="P8">Stworzenie bazy danych (SQLite) i połączenia<text:line-break/><text:span text:style-name="T1">Kolumny:</text:span></text:p>
          <text:list>
            <text:list-item>
              <text:p text:style-name="P9">id (int auto inkrementacja)</text:p>
            </text:list-item>
            <text:list-item>
              <text:p text:style-name="P10">date (date)</text:p>
            </text:list-item>
            <text:list-item>
              <text:p text:style-name="P9">time (time)</text:p>
            </text:list-item>
            <text:list-item>
              <text:p text:style-name="P9">text (tiny text, max 255 znaków starczy)</text:p>
            </text:list-item>
            <text:list-item>
              <text:p text:style-name="P9">priority (bit, priorytet notatki/przypomnienia)</text:p>
            </text:list-item>
            <text:list-item>
              <text:p text:style-name="P11">(może coś jeszcze dojdzie)</text:p>
            </text:list-item>
          </text:list>
        </text:list-item>
        <text:list-item>
          <text:p text:style-name="P12">Dodanie metod umożliwiających dodawanie i usuwanie rekordów z/do bazy danych</text:p>
        </text:list-item>
        <text:list-item>
          <text:p text:style-name="P13">Wyświetlanie kalendarza z formatowaniem (bez numerów dni), <text:span text:style-name="T7">trochę będzie zabawy z ustawieniem, żeby wszystko się spinało w całość i nie rozjeżdżało</text:span></text:p>
        </text:list-item>
        <text:list-item>
          <text:p text:style-name="P14">Dodanie metody wypisującej <text:span text:style-name="T8">numery dni w odpowiednich kolumnach i wierszach w zależności od pierwszego dnia miesiąca</text:span></text:p>
        </text:list-item>
        <text:list-item>
          <text:p text:style-name="P15">Stworzenie metod<text:span text:style-name="T10">y</text:span> zbierającej <text:span text:style-name="T9">wszystkie zdarzenia z aktualnie wyświetlanego miesiąca</text:span></text:p>
        </text:list-item>
        <text:list-item>
          <text:p text:style-name="P16">Wyświetlenie <text:span text:style-name="T12">w</text:span>czytanych zdarzeń przy odpowiednim dniu</text:p>
        </text:list-item>
        <text:list-item>
          <text:p text:style-name="P25">Stworzenie biblioteki do kontrolowania kalendarza skrótami z klawiatury<text:line-break/>(przez ReadKey) – przewijanie miesięcy, wybór dnia itp.</text:p>
        </text:list-item>
        <text:list-item>
          <text:p text:style-name="P18"><text:span text:style-name="T14">Stworzenie metody umożliwiającej otworzenie konkretnego dnia, wyświetlane zostaną tam wtedy pełne informacje co do zdarzeń, które są w nim zawarte. </text:span><text:span text:style-name="T15">Trzeba też do tego spróbować metody, która czyści konsolę, żeby nowe „UI” </text:span><text:span text:style-name="T16">dla tego dnia </text:span><text:span text:style-name="T15">narysować na nowo</text:span></text:p>
        </text:list-item>
        <text:list-item>
          <text:p text:style-name="P17"><text:span text:style-name="T11">Z</text:span>miana w.w. metody na taką, która wyświetla zdarzenia albo dla całego miesiąca, albo do konkretnego dnia</text:p>
        </text:list-item>
        <text:list-item>
          <text:p text:style-name="P20">Klasa i widok do dodawania zdarzeń</text:p>
          <text:list>
            <text:list-item>
              <text:p text:style-name="P22">przejście albo z widoku miesiąca albo dnia</text:p>
            </text:list-item>
            <text:list-item>
              <text:p text:style-name="P22"><text:span text:style-name="T20">jeśli </text:span>z miesiąca <text:span text:style-name="T20">to </text:span>można użyć metody DayChoice</text:p>
            </text:list-item>
            <text:list-item>
              <text:p text:style-name="P23"><text:span text:style-name="T20">jeśli </text:span>z dnia to <text:span text:style-name="T20">użyć aktualnego</text:span> <text:span text:style-name="T21">requestedDate</text:span></text:p>
            </text:list-item>
          </text:list>
        </text:list-item>
        <text:list-item>
          <text:p text:style-name="P19">Edycja zdarzeń </text:p>
          <text:list>
            <text:list-item>
              <text:p text:style-name="P21">wczytanie zdarzenia i wyświetlenie danyh</text:p>
            </text:list-item>
            <text:list-item>
              <text:p text:style-name="P21">stworzyć możliwość ich edycji i nadpisania</text:p>
            </text:list-item>
            <text:list-item>
              <text:p text:style-name="P21">update bazy danych po id</text:p>
            </text:list-item>
          </text:list>
        </text:list-item>
        <text:list-item>
          <text:p text:style-name="P24">zrobić filecheck na plik bazy danych</text:p>
          <text:list>
            <text:list-item>
              <text:p text:style-name="P24">bazę stworzyć w jakimś defaultowym folderze np. tmp albo documents, żeby nie było problemu z multiplatformingiem</text:p>
            </text:list-item>
          </text:list>
        </text:list-item>
        <text:list-item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13:26:33.754000000</meta:creation-date>
    <dc:date>2024-07-03T17:35:38.284000000</dc:date>
    <meta:editing-duration>PT5H59M37S</meta:editing-duration>
    <meta:editing-cycles>41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2" meta:word-count="397" meta:character-count="2758" meta:non-whitespace-character-count="2410"/>
  </office:meta>
</office:document-meta>
</file>